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47d77b" officeooo:paragraph-rsid="0051b63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2fdc2" officeooo:paragraph-rsid="0052fdc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47d77b" officeooo:paragraph-rsid="0052fdc2"/>
    </style:style>
    <style:style style:name="T1" style:family="text">
      <style:text-properties officeooo:rsid="0051b634"/>
    </style:style>
    <style:style style:name="T2" style:family="text">
      <style:text-properties officeooo:rsid="0052f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xde start menu</text:p>
      <text:p text:style-name="P3"><text:tab/><text:span text:style-name="T2">https://forum.lxde.org/viewtopic.php?t=31164</text:span><text:line-break/><text:tab/><text:span text:style-name="T2">If one switches monitor configuration on Lubuntu start menu will disappear. Reconfigurate it via terminal Ctr+Alt+T:</text:span></text:p>
      <text:p text:style-name="P3"><text:tab/><text:span text:style-name="T2">#lxpanelctl confi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887cm" fo:margin-right="0.5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25:50.263778362</meta:creation-date>
    <dc:date>2019-08-02T16:23:29.505918939</dc:date>
    <meta:editing-duration>PT11H16M24S</meta:editing-duration>
    <meta:editing-cycles>56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2" meta:character-count="197" meta:non-whitespace-character-count="175"/>
  </office:meta>
</office:document-meta>
</file>